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4.3236in"/>
    </style:style>
    <style:style style:name="co6" style:family="table-column">
      <style:table-column-properties fo:break-before="auto" style:column-width="6.3283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ughLe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hris/KiCad/DoughLee2/DoughLee2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12 Jan 2024 07:47:42 AM 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-7.0.10~ubuntu22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uF (16V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pF (50V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U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SMT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 (50V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ul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 (35Vx2)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H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LF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PW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Schottky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50V 1A General Purpose Rectifier Diode, DO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4-E3/9AT</text:p>
          </table:table-cell>
          <table:table-cell office:value-type="string" calcext:value-type="string">
            <text:p>SS34-E3{brace}slash}9AT</text:p>
          </table:table-cell>
          <table:table-cell office:value-type="string" calcext:value-type="string">
            <text:p>Diode_SMD:D_S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JST:JST_XH_B6B-XH-A_1x06_P2.50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dge2x6_Connector</text:p>
          </table:table-cell>
          <table:table-cell office:value-type="string" calcext:value-type="string">
            <text:p>Library:EdgeConnector_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_OLE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Female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T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DC Barrel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Solder Jumper, 2-pole,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DC Barrel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μH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brary:CD54</text:p>
          </table:table-cell>
          <table:table-cell office:value-type="string" calcext:value-type="string">
            <text:p>I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FA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LB8721PBF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62A Id, 30V Vds, 8.7 mOhm Rds, N-Channel HEXFET Power MOSFET, TO-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H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B8721PBF</text:p>
          </table:table-cell>
          <table:table-cell office:value-type="string" calcext:value-type="string">
            <text:p>IRLB8721PBF_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62A Id, 30V Vds, 8.7 mOhm Rds, N-Channel HEXFET Power MOSFET, TO-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R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D1, RPD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FAN1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HTR1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1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_O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HTC3</text:p>
          </table:table-cell>
          <table:table-cell office:value-type="string" calcext:value-type="string">
            <text:p>Sensor_Humidity:Sensirion_DFN-4-1EP_2x2mm_P1mm_EP0.7x1.6mm</text:p>
          </table:table-cell>
          <table:table-cell office:value-type="string" calcext:value-type="string">
            <text:p>Humidity and Temperature Sensor, +/-2%RH, +/-0.2degC, I2C, 1.62-3.6V, DFN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onboard antenna, 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LVC1G123DCUR</text:p>
          </table:table-cell>
          <table:table-cell office:value-type="string" calcext:value-type="string">
            <text:p>Library:SOP50P310X90-8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1G08</text:p>
          </table:table-cell>
          <table:table-cell office:value-type="string" calcext:value-type="string">
            <text:p>Library:SOT-23-5</text:p>
          </table:table-cell>
          <table:table-cell office:value-type="string" calcext:value-type="string">
            <text:p>Single AND Gate, Low-Voltage C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_B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D90610EFJ-CE2</text:p>
          </table:table-cell>
          <table:table-cell office:value-type="string" calcext:value-type="string">
            <text:p>Library:BD90610EFJ-CE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2T08:34:03.315776847</dc:date>
    <meta:editing-duration>PT27M52S</meta:editing-duration>
    <meta:editing-cycles>1</meta:editing-cycles>
    <meta:document-statistic meta:table-count="1" meta:cell-count="320" meta:object-count="0"/>
    <meta:generator>LibreOffice/7.3.7.2$Linux_X86_64 LibreOffice_project/30$Build-2</meta:generator>
  </office:meta>
</office:document-meta>
</file>